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00000002D017225286B16DB218.jpg" manifest:media-type="image/jpeg"/>
  <manifest:file-entry manifest:full-path="Pictures/10000201000000FB00000093A4D63FD35B818F4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.282cm" fo:line-height="108%" fo:text-align="center" fo:text-indent="0cm" style:text-autospace="none"/>
      <style:text-properties fo:font-size="7pt" style:font-size-asian="7pt" style:language-asian="en" style:country-asian="US" style:font-name-complex="Times New Roman" style:font-size-complex="7pt" style:language-complex="ar" style:country-complex="SA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margin-top="0.762cm" fo:margin-bottom="0cm" fo:text-align="center"/>
    </style:style>
    <style:style style:name="P5" style:family="paragraph">
      <style:paragraph-properties fo:margin-top="0.508cm" fo:margin-bottom="0cm" fo:text-align="center"/>
    </style:style>
    <style:style style:name="P6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8cm" svg:height="15.75cm" svg:x="0.001cm" svg:y="0.001cm">
          <draw:image xlink:href="Pictures/1000000000000500000002D017225286B16DB218.jpg" xlink:type="simple" xlink:show="embed" xlink:actuate="onLoad">
            <text:p/>
          </draw:image>
        </draw:frame>
        <draw:frame draw:style-name="gr2" draw:text-style-name="P6" draw:layer="layout" svg:width="19.431cm" svg:height="10.95cm" svg:x="4.285cm" svg:y="3.8cm">
          <draw:text-box>
            <text:p text:style-name="P2"><text:span text:style-name="T1">Jesus at the Sea of Galilee</text:span></text:p>
            <text:p text:style-name="P3"><text:span text:style-name="T2">(John 21:1-25</text:span><text:span text:style-name="T2">)</text:span></text:p>
            <text:p text:style-name="P1"><text:span text:style-name="T3">_________________</text:span></text:p>
            <text:p text:style-name="P4"><text:span text:style-name="T4">%language%</text:span></text:p>
            <text:p text:style-name="P3"><text:span text:style-name="T5">[%lang-code%]</text:span></text:p>
            <text:p text:style-name="P5"><text:span text:style-name="T4">%country%</text:span></text:p>
          </draw:text-box>
        </draw:frame>
        <draw:frame draw:style-name="gr3" draw:text-style-name="P7" draw:layer="layout" svg:width="5.715cm" svg:height="3.327cm" svg:x="0.873cm" svg:y="0.975cm">
          <draw:image xlink:href="Pictures/10000201000000FB00000093A4D63FD35B818F4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03-15T12:16:24.744000000</dc:date>
    <meta:editing-duration>PT2H24M26S</meta:editing-duration>
    <meta:editing-cycles>40</meta:editing-cycles>
    <meta:generator>LibreOffice/5.4.7.2$Windows_X86_64 LibreOffice_project/c838ef25c16710f8838b1faec480ebba495259d0</meta:generator>
    <meta:document-statistic meta:object-count="3"/>
  </office:meta>
</office:document-meta>
</file>